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Pictures/2000000A000000DD000000DD32CA8AE9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0A000000DD000000DD32CA8AE9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7cm" svg:height="9.004cm" svg:x="28.332cm" svg:y="1.7cm">
            <draw:object draw:notify-on-update-of-ranges="Sheet1.A11:Sheet1.A45 Sheet1.B11:Sheet1.B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10.04cm" svg:y="20.686cm">
            <draw:object draw:notify-on-update-of-ranges="Sheet1.A48:Sheet1.A59 Sheet1.B48:Sheet1.B5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5.997cm" svg:height="9.004cm" svg:x="9.719cm" svg:y="30.892cm">
            <draw:object draw:notify-on-update-of-ranges="Sheet1.C61:Sheet1.C42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15.999cm" svg:height="8.999cm" svg:x="8.719cm" svg:y="0.445cm">
            <draw:object draw:notify-on-update-of-ranges="Sheet1.A2:Sheet1.A8 Sheet1.B2:Sheet1.B8 Sheet1.C2:Sheet1.C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Gb + usa</text:p>
          </table:table-cell>
          <table:table-cell table:number-columns-repeated="2"/>
        </table:table-row>
        <table:table-row table:style-name="ro1">
          <table:table-cell office:value-type="string">
            <text:p>niedziela</text:p>
          </table:table-cell>
          <table:table-cell office:value-type="float" office:value="210261">
            <text:p>210261</text:p>
          </table:table-cell>
          <table:table-cell/>
          <table:table-cell table:style-name="ce1"/>
        </table:table-row>
        <table:table-row table:style-name="ro1">
          <table:table-cell office:value-type="string">
            <text:p>poniedziałek</text:p>
          </table:table-cell>
          <table:table-cell office:value-type="float" office:value="161243">
            <text:p>161243</text:p>
          </table:table-cell>
          <table:table-cell/>
          <table:table-cell table:style-name="ce1"/>
        </table:table-row>
        <table:table-row table:style-name="ro1">
          <table:table-cell office:value-type="string">
            <text:p>wtorek</text:p>
          </table:table-cell>
          <table:table-cell office:value-type="float" office:value="156745">
            <text:p>156745</text:p>
          </table:table-cell>
          <table:table-cell/>
          <table:table-cell table:style-name="ce1"/>
        </table:table-row>
        <table:table-row table:style-name="ro1">
          <table:table-cell office:value-type="string">
            <text:p>środa</text:p>
          </table:table-cell>
          <table:table-cell office:value-type="float" office:value="162308">
            <text:p>162308</text:p>
          </table:table-cell>
          <table:table-cell/>
          <table:table-cell table:style-name="ce1"/>
        </table:table-row>
        <table:table-row table:style-name="ro1">
          <table:table-cell office:value-type="string">
            <text:p>czwartek</text:p>
          </table:table-cell>
          <table:table-cell office:value-type="float" office:value="173112">
            <text:p>173112</text:p>
          </table:table-cell>
          <table:table-cell/>
          <table:table-cell table:style-name="ce1"/>
        </table:table-row>
        <table:table-row table:style-name="ro1">
          <table:table-cell office:value-type="string">
            <text:p>piątek</text:p>
          </table:table-cell>
          <table:table-cell office:value-type="float" office:value="216497">
            <text:p>216497</text:p>
          </table:table-cell>
          <table:table-cell/>
          <table:table-cell table:style-name="ce1"/>
        </table:table-row>
        <table:table-row table:style-name="ro1">
          <table:table-cell office:value-type="string">
            <text:p>sobota</text:p>
          </table:table-cell>
          <table:table-cell office:value-type="float" office:value="252667">
            <text:p>252667</text:p>
          </table:table-cell>
          <table:table-cell/>
          <table:table-cell table:style-name="ce1"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rok</text:p>
          </table:table-cell>
          <table:table-cell office:value-type="string">
            <text:p>Gb + usa</text:p>
          </table:table-cell>
          <table:table-cell table:number-columns-repeated="2"/>
        </table:table-row>
        <table:table-row table:style-name="ro3">
          <table:table-cell office:value-type="float" office:value="1979">
            <text:p>1979</text:p>
          </table:table-cell>
          <table:table-cell office:value-type="float" office:value="49967">
            <text:p>49967</text:p>
          </table:table-cell>
          <table:table-cell table:number-columns-repeated="2"/>
        </table:table-row>
        <table:table-row table:style-name="ro3">
          <table:table-cell office:value-type="float" office:value="1980">
            <text:p>1980</text:p>
          </table:table-cell>
          <table:table-cell office:value-type="float" office:value="49686">
            <text:p>49686</text:p>
          </table:table-cell>
          <table:table-cell table:number-columns-repeated="2"/>
        </table:table-row>
        <table:table-row table:style-name="ro3">
          <table:table-cell office:value-type="float" office:value="1981">
            <text:p>1981</text:p>
          </table:table-cell>
          <table:table-cell office:value-type="float" office:value="48214">
            <text:p>48214</text:p>
          </table:table-cell>
          <table:table-cell table:number-columns-repeated="2"/>
        </table:table-row>
        <table:table-row table:style-name="ro3">
          <table:table-cell office:value-type="float" office:value="1982">
            <text:p>1982</text:p>
          </table:table-cell>
          <table:table-cell office:value-type="float" office:value="42712">
            <text:p>42712</text:p>
          </table:table-cell>
          <table:table-cell table:number-columns-repeated="2"/>
        </table:table-row>
        <table:table-row table:style-name="ro3">
          <table:table-cell office:value-type="float" office:value="1983">
            <text:p>1983</text:p>
          </table:table-cell>
          <table:table-cell office:value-type="float" office:value="41208">
            <text:p>41208</text:p>
          </table:table-cell>
          <table:table-cell table:number-columns-repeated="2"/>
        </table:table-row>
        <table:table-row table:style-name="ro3">
          <table:table-cell office:value-type="float" office:value="1984">
            <text:p>1984</text:p>
          </table:table-cell>
          <table:table-cell office:value-type="float" office:value="42874">
            <text:p>42874</text:p>
          </table:table-cell>
          <table:table-cell table:number-columns-repeated="2"/>
        </table:table-row>
        <table:table-row table:style-name="ro3">
          <table:table-cell office:value-type="float" office:value="1985">
            <text:p>1985</text:p>
          </table:table-cell>
          <table:table-cell office:value-type="float" office:value="43661">
            <text:p>43661</text:p>
          </table:table-cell>
          <table:table-cell table:number-columns-repeated="2"/>
        </table:table-row>
        <table:table-row table:style-name="ro3">
          <table:table-cell office:value-type="float" office:value="1986">
            <text:p>1986</text:p>
          </table:table-cell>
          <table:table-cell office:value-type="float" office:value="45634">
            <text:p>45634</text:p>
          </table:table-cell>
          <table:table-cell table:number-columns-repeated="2"/>
        </table:table-row>
        <table:table-row table:style-name="ro3">
          <table:table-cell office:value-type="float" office:value="1987">
            <text:p>1987</text:p>
          </table:table-cell>
          <table:table-cell office:value-type="float" office:value="45781">
            <text:p>45781</text:p>
          </table:table-cell>
          <table:table-cell table:number-columns-repeated="2"/>
        </table:table-row>
        <table:table-row table:style-name="ro3">
          <table:table-cell office:value-type="float" office:value="1988">
            <text:p>1988</text:p>
          </table:table-cell>
          <table:table-cell office:value-type="float" office:value="46426">
            <text:p>46426</text:p>
          </table:table-cell>
          <table:table-cell table:number-columns-repeated="2"/>
        </table:table-row>
        <table:table-row table:style-name="ro3">
          <table:table-cell office:value-type="float" office:value="1989">
            <text:p>1989</text:p>
          </table:table-cell>
          <table:table-cell office:value-type="float" office:value="45324">
            <text:p>45324</text:p>
          </table:table-cell>
          <table:table-cell table:number-columns-repeated="2"/>
        </table:table-row>
        <table:table-row table:style-name="ro3">
          <table:table-cell office:value-type="float" office:value="1990">
            <text:p>1990</text:p>
          </table:table-cell>
          <table:table-cell office:value-type="float" office:value="44251">
            <text:p>44251</text:p>
          </table:table-cell>
          <table:table-cell table:number-columns-repeated="2"/>
        </table:table-row>
        <table:table-row table:style-name="ro3">
          <table:table-cell office:value-type="float" office:value="1991">
            <text:p>1991</text:p>
          </table:table-cell>
          <table:table-cell office:value-type="float" office:value="40771">
            <text:p>40771</text:p>
          </table:table-cell>
          <table:table-cell table:number-columns-repeated="2"/>
        </table:table-row>
        <table:table-row table:style-name="ro3">
          <table:table-cell office:value-type="float" office:value="1992">
            <text:p>1992</text:p>
          </table:table-cell>
          <table:table-cell office:value-type="float" office:value="38503">
            <text:p>38503</text:p>
          </table:table-cell>
          <table:table-cell table:number-columns-repeated="2"/>
        </table:table-row>
        <table:table-row table:style-name="ro3">
          <table:table-cell office:value-type="float" office:value="1993">
            <text:p>1993</text:p>
          </table:table-cell>
          <table:table-cell office:value-type="float" office:value="38968">
            <text:p>38968</text:p>
          </table:table-cell>
          <table:table-cell table:number-columns-repeated="2"/>
        </table:table-row>
        <table:table-row table:style-name="ro3">
          <table:table-cell office:value-type="float" office:value="1994">
            <text:p>1994</text:p>
          </table:table-cell>
          <table:table-cell office:value-type="float" office:value="39258">
            <text:p>39258</text:p>
          </table:table-cell>
          <table:table-cell table:number-columns-repeated="2"/>
        </table:table-row>
        <table:table-row table:style-name="ro3">
          <table:table-cell office:value-type="float" office:value="1995">
            <text:p>1995</text:p>
          </table:table-cell>
          <table:table-cell office:value-type="float" office:value="40171">
            <text:p>40171</text:p>
          </table:table-cell>
          <table:table-cell table:number-columns-repeated="2"/>
        </table:table-row>
        <table:table-row table:style-name="ro3">
          <table:table-cell office:value-type="float" office:value="1996">
            <text:p>1996</text:p>
          </table:table-cell>
          <table:table-cell office:value-type="float" office:value="40433">
            <text:p>40433</text:p>
          </table:table-cell>
          <table:table-cell table:number-columns-repeated="2"/>
        </table:table-row>
        <table:table-row table:style-name="ro3">
          <table:table-cell office:value-type="float" office:value="1997">
            <text:p>1997</text:p>
          </table:table-cell>
          <table:table-cell office:value-type="float" office:value="40270">
            <text:p>40270</text:p>
          </table:table-cell>
          <table:table-cell table:number-columns-repeated="2"/>
        </table:table-row>
        <table:table-row table:style-name="ro3">
          <table:table-cell office:value-type="float" office:value="1998">
            <text:p>1998</text:p>
          </table:table-cell>
          <table:table-cell office:value-type="float" office:value="39904">
            <text:p>39904</text:p>
          </table:table-cell>
          <table:table-cell table:number-columns-repeated="2"/>
        </table:table-row>
        <table:table-row table:style-name="ro3">
          <table:table-cell office:value-type="float" office:value="1999">
            <text:p>1999</text:p>
          </table:table-cell>
          <table:table-cell office:value-type="float" office:value="39932">
            <text:p>39932</text:p>
          </table:table-cell>
          <table:table-cell table:number-columns-repeated="2"/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40285">
            <text:p>40285</text:p>
          </table:table-cell>
          <table:table-cell table:number-columns-repeated="2"/>
        </table:table-row>
        <table:table-row table:style-name="ro3">
          <table:table-cell office:value-type="float" office:value="2001">
            <text:p>2001</text:p>
          </table:table-cell>
          <table:table-cell office:value-type="float" office:value="40734">
            <text:p>40734</text:p>
          </table:table-cell>
          <table:table-cell table:number-columns-repeated="2"/>
        </table:table-row>
        <table:table-row table:style-name="ro3">
          <table:table-cell office:value-type="float" office:value="2002">
            <text:p>2002</text:p>
          </table:table-cell>
          <table:table-cell office:value-type="float" office:value="41268">
            <text:p>41268</text:p>
          </table:table-cell>
          <table:table-cell table:number-columns-repeated="2"/>
        </table:table-row>
        <table:table-row table:style-name="ro3">
          <table:table-cell office:value-type="float" office:value="2003">
            <text:p>2003</text:p>
          </table:table-cell>
          <table:table-cell office:value-type="float" office:value="41313">
            <text:p>41313</text:p>
          </table:table-cell>
          <table:table-cell table:number-columns-repeated="2"/>
        </table:table-row>
        <table:table-row table:style-name="ro3">
          <table:table-cell office:value-type="float" office:value="2004">
            <text:p>2004</text:p>
          </table:table-cell>
          <table:table-cell office:value-type="float" office:value="41062">
            <text:p>41062</text:p>
          </table:table-cell>
          <table:table-cell table:number-columns-repeated="2"/>
        </table:table-row>
        <table:table-row table:style-name="ro3">
          <table:table-cell office:value-type="float" office:value="2005">
            <text:p>2005</text:p>
          </table:table-cell>
          <table:table-cell office:value-type="float" office:value="41841">
            <text:p>41841</text:p>
          </table:table-cell>
          <table:table-cell table:number-columns-repeated="2"/>
        </table:table-row>
        <table:table-row table:style-name="ro3">
          <table:table-cell office:value-type="float" office:value="2006">
            <text:p>2006</text:p>
          </table:table-cell>
          <table:table-cell office:value-type="float" office:value="41211">
            <text:p>41211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office:value-type="float" office:value="39758">
            <text:p>39758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2341">
            <text:p>2341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office:value-type="float" office:value="2057">
            <text:p>2057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office:value-type="float" office:value="1731">
            <text:p>1731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office:value-type="float" office:value="31454">
            <text:p>31454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office:value-type="float" office:value="32396">
            <text:p>32396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office:value-type="float" office:value="31434">
            <text:p>31434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1">
          <table:table-cell office:value-type="string">
            <text:p>miesiąc</text:p>
          </table:table-cell>
          <table:table-cell office:value-type="string">
            <text:p>Gb + usa</text:p>
          </table:table-cell>
          <table:table-cell table:number-columns-repeated="2"/>
        </table:table-row>
        <table:table-row table:style-name="ro1">
          <table:table-cell office:value-type="string">
            <text:p>styczeń</text:p>
          </table:table-cell>
          <table:table-cell office:value-type="float" office:value="95419">
            <text:p>95419</text:p>
          </table:table-cell>
          <table:table-cell table:number-columns-repeated="2"/>
        </table:table-row>
        <table:table-row table:style-name="ro1">
          <table:table-cell office:value-type="string">
            <text:p>luty</text:p>
          </table:table-cell>
          <table:table-cell office:value-type="float" office:value="87343">
            <text:p>87343</text:p>
          </table:table-cell>
          <table:table-cell table:number-columns-repeated="2"/>
        </table:table-row>
        <table:table-row table:style-name="ro1">
          <table:table-cell office:value-type="string">
            <text:p>marzec</text:p>
          </table:table-cell>
          <table:table-cell office:value-type="float" office:value="100568">
            <text:p>100568</text:p>
          </table:table-cell>
          <table:table-cell table:number-columns-repeated="2"/>
        </table:table-row>
        <table:table-row table:style-name="ro1">
          <table:table-cell office:value-type="string">
            <text:p>kwiecień</text:p>
          </table:table-cell>
          <table:table-cell office:value-type="float" office:value="103315">
            <text:p>103315</text:p>
          </table:table-cell>
          <table:table-cell table:number-columns-repeated="2"/>
        </table:table-row>
        <table:table-row table:style-name="ro1">
          <table:table-cell office:value-type="string">
            <text:p>maj</text:p>
          </table:table-cell>
          <table:table-cell office:value-type="float" office:value="113997">
            <text:p>113997</text:p>
          </table:table-cell>
          <table:table-cell table:number-columns-repeated="2"/>
        </table:table-row>
        <table:table-row table:style-name="ro1">
          <table:table-cell office:value-type="string">
            <text:p>czerwiec</text:p>
          </table:table-cell>
          <table:table-cell office:value-type="float" office:value="116858">
            <text:p>116858</text:p>
          </table:table-cell>
          <table:table-cell table:number-columns-repeated="2"/>
        </table:table-row>
        <table:table-row table:style-name="ro1">
          <table:table-cell office:value-type="string">
            <text:p>lipiec</text:p>
          </table:table-cell>
          <table:table-cell office:value-type="float" office:value="123144">
            <text:p>123144</text:p>
          </table:table-cell>
          <table:table-cell table:number-columns-repeated="2"/>
        </table:table-row>
        <table:table-row table:style-name="ro1">
          <table:table-cell office:value-type="string">
            <text:p>sierpień</text:p>
          </table:table-cell>
          <table:table-cell office:value-type="float" office:value="126070">
            <text:p>126070</text:p>
          </table:table-cell>
          <table:table-cell table:number-columns-repeated="2"/>
        </table:table-row>
        <table:table-row table:style-name="ro1">
          <table:table-cell office:value-type="string">
            <text:p>wrzesień</text:p>
          </table:table-cell>
          <table:table-cell office:value-type="float" office:value="117669">
            <text:p>117669</text:p>
          </table:table-cell>
          <table:table-cell table:number-columns-repeated="2"/>
        </table:table-row>
        <table:table-row table:style-name="ro1">
          <table:table-cell office:value-type="string">
            <text:p>październik</text:p>
          </table:table-cell>
          <table:table-cell office:value-type="float" office:value="121518">
            <text:p>121518</text:p>
          </table:table-cell>
          <table:table-cell table:number-columns-repeated="2"/>
        </table:table-row>
        <table:table-row table:style-name="ro1">
          <table:table-cell office:value-type="string">
            <text:p>listopad</text:p>
          </table:table-cell>
          <table:table-cell office:value-type="float" office:value="113388">
            <text:p>113388</text:p>
          </table:table-cell>
          <table:table-cell table:number-columns-repeated="2"/>
        </table:table-row>
        <table:table-row table:style-name="ro1">
          <table:table-cell office:value-type="string">
            <text:p>grudzień</text:p>
          </table:table-cell>
          <table:table-cell office:value-type="float" office:value="113544">
            <text:p>113544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1">
          <table:table-cell office:value-type="string">
            <text:p>dzień</text:p>
          </table:table-cell>
          <table:table-cell office:value-type="string">
            <text:p>miesiąc</text:p>
          </table:table-cell>
          <table:table-cell office:value-type="string">
            <text:p>Gb + usa</text:p>
          </table:table-cell>
          <table:table-cell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4349">
            <text:p>4349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750">
            <text:p>2750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962">
            <text:p>2962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983">
            <text:p>2983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963">
            <text:p>2963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054">
            <text:p>3054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926">
            <text:p>2926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85">
            <text:p>2885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023">
            <text:p>3023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977">
            <text:p>2977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013">
            <text:p>3013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162">
            <text:p>3162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047">
            <text:p>3047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127">
            <text:p>3127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971">
            <text:p>2971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073">
            <text:p>3073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185">
            <text:p>3185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103">
            <text:p>3103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200">
            <text:p>3200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135">
            <text:p>3135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066">
            <text:p>3066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3091">
            <text:p>3091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897">
            <text:p>2897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028">
            <text:p>3028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126">
            <text:p>3126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982">
            <text:p>2982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108">
            <text:p>3108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089">
            <text:p>3089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994">
            <text:p>2994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62">
            <text:p>3062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088">
            <text:p>3088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106">
            <text:p>3106</text:p>
          </table:table-cell>
          <table:table-cell/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float" office:value="3200">
            <text:p>3200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192">
            <text:p>3192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235">
            <text:p>3235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117">
            <text:p>3117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090">
            <text:p>3090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136">
            <text:p>3136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10">
            <text:p>3010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011">
            <text:p>3011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159">
            <text:p>3159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016">
            <text:p>3016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961">
            <text:p>2961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066">
            <text:p>3066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080">
            <text:p>3080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087">
            <text:p>3087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972">
            <text:p>2972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112">
            <text:p>3112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092">
            <text:p>3092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052">
            <text:p>3052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111">
            <text:p>3111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154">
            <text:p>3154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3163">
            <text:p>3163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3064">
            <text:p>3064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059">
            <text:p>3059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097">
            <text:p>3097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3047">
            <text:p>3047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112">
            <text:p>3112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3040">
            <text:p>3040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802">
            <text:p>802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256">
            <text:p>3256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327">
            <text:p>3327</text:p>
          </table:table-cell>
          <table:table-cell/>
        </table:table-row>
        <table:table-row table:style-name="ro3">
          <table:table-cell table:number-columns-repeated="2" office:value-type="float" office:value="3">
            <text:p>3</text:p>
          </table:table-cell>
          <table:table-cell office:value-type="float" office:value="3480">
            <text:p>3480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264">
            <text:p>3264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329">
            <text:p>3329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196">
            <text:p>3196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149">
            <text:p>3149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149">
            <text:p>3149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183">
            <text:p>3183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276">
            <text:p>3276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3238">
            <text:p>3238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194">
            <text:p>3194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3119">
            <text:p>3119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178">
            <text:p>3178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3126">
            <text:p>3126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3348">
            <text:p>3348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427">
            <text:p>3427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475">
            <text:p>3475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3093">
            <text:p>3093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079">
            <text:p>3079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060">
            <text:p>3060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164">
            <text:p>3164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3281">
            <text:p>3281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3345">
            <text:p>3345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231">
            <text:p>3231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3220">
            <text:p>3220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223">
            <text:p>3223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3222">
            <text:p>3222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3242">
            <text:p>3242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332">
            <text:p>3332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362">
            <text:p>3362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503">
            <text:p>3503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443">
            <text:p>3443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475">
            <text:p>3475</text:p>
          </table:table-cell>
          <table:table-cell/>
        </table:table-row>
        <table:table-row table:style-name="ro3">
          <table:table-cell table:number-columns-repeated="2" office:value-type="float" office:value="4">
            <text:p>4</text:p>
          </table:table-cell>
          <table:table-cell office:value-type="float" office:value="3453">
            <text:p>3453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462">
            <text:p>3462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454">
            <text:p>3454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448">
            <text:p>3448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369">
            <text:p>3369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396">
            <text:p>3396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300">
            <text:p>3300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429">
            <text:p>3429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389">
            <text:p>3389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414">
            <text:p>3414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473">
            <text:p>3473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488">
            <text:p>3488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418">
            <text:p>3418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357">
            <text:p>3357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467">
            <text:p>3467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473">
            <text:p>3473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564">
            <text:p>3564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538">
            <text:p>3538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454">
            <text:p>3454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426">
            <text:p>3426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351">
            <text:p>3351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33">
            <text:p>3433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3418">
            <text:p>3418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497">
            <text:p>3497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549">
            <text:p>3549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3466">
            <text:p>3466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408">
            <text:p>3408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612">
            <text:p>3612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11">
            <text:p>3511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87">
            <text:p>3787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677">
            <text:p>3677</text:p>
          </table:table-cell>
          <table:table-cell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3720">
            <text:p>3720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565">
            <text:p>3565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23">
            <text:p>3623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582">
            <text:p>3582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591">
            <text:p>3591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561">
            <text:p>3561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590">
            <text:p>3590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650">
            <text:p>3650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543">
            <text:p>3543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546">
            <text:p>3546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587">
            <text:p>3587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696">
            <text:p>3696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803">
            <text:p>3803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630">
            <text:p>3630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858">
            <text:p>3858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758">
            <text:p>3758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604">
            <text:p>3604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555">
            <text:p>3555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3668">
            <text:p>3668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722">
            <text:p>3722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909">
            <text:p>3909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842">
            <text:p>3842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972">
            <text:p>3972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825">
            <text:p>3825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711">
            <text:p>3711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713">
            <text:p>3713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586">
            <text:p>3586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799">
            <text:p>3799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864">
            <text:p>3864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788">
            <text:p>3788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729">
            <text:p>3729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773">
            <text:p>3773</text:p>
          </table:table-cell>
          <table:table-cell/>
        </table:table-row>
        <table:table-row table:style-name="ro3">
          <table:table-cell table:number-columns-repeated="2" office:value-type="float" office:value="6">
            <text:p>6</text:p>
          </table:table-cell>
          <table:table-cell office:value-type="float" office:value="3860">
            <text:p>3860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872">
            <text:p>3872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936">
            <text:p>3936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039">
            <text:p>4039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916">
            <text:p>3916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692">
            <text:p>3692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901">
            <text:p>3901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876">
            <text:p>3876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977">
            <text:p>3977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01">
            <text:p>4001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990">
            <text:p>3990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868">
            <text:p>3868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760">
            <text:p>3760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856">
            <text:p>3856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872">
            <text:p>3872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844">
            <text:p>3844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897">
            <text:p>3897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974">
            <text:p>3974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3949">
            <text:p>3949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980">
            <text:p>3980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848">
            <text:p>3848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917">
            <text:p>3917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971">
            <text:p>3971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4051">
            <text:p>4051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4058">
            <text:p>4058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91">
            <text:p>4091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065">
            <text:p>4065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479">
            <text:p>4479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884">
            <text:p>4884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070">
            <text:p>4070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3">
          <table:table-cell table:number-columns-repeated="2" office:value-type="float" office:value="7">
            <text:p>7</text:p>
          </table:table-cell>
          <table:table-cell office:value-type="float" office:value="3826">
            <text:p>3826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678">
            <text:p>3678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710">
            <text:p>3710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751">
            <text:p>3751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913">
            <text:p>3913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893">
            <text:p>3893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833">
            <text:p>3833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992">
            <text:p>3992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978">
            <text:p>3978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003">
            <text:p>4003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027">
            <text:p>4027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998">
            <text:p>3998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926">
            <text:p>3926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955">
            <text:p>3955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014">
            <text:p>4014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882">
            <text:p>3882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820">
            <text:p>3820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3962">
            <text:p>3962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872">
            <text:p>3872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3983">
            <text:p>3983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006">
            <text:p>4006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057">
            <text:p>4057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3941">
            <text:p>3941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886">
            <text:p>3886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3952">
            <text:p>3952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088">
            <text:p>4088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188">
            <text:p>4188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328">
            <text:p>4328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270">
            <text:p>4270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185">
            <text:p>4185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184">
            <text:p>4184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986">
            <text:p>3986</text:p>
          </table:table-cell>
          <table:table-cell/>
        </table:table-row>
        <table:table-row table:style-name="ro3">
          <table:table-cell table:number-columns-repeated="2" office:value-type="float" office:value="8">
            <text:p>8</text:p>
          </table:table-cell>
          <table:table-cell office:value-type="float" office:value="4045">
            <text:p>4045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079">
            <text:p>4079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158">
            <text:p>4158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177">
            <text:p>4177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095">
            <text:p>4095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042">
            <text:p>4042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148">
            <text:p>4148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037">
            <text:p>4037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034">
            <text:p>4034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202">
            <text:p>4202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070">
            <text:p>4070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072">
            <text:p>4072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941">
            <text:p>3941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917">
            <text:p>3917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4075">
            <text:p>4075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4032">
            <text:p>4032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050">
            <text:p>4050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4119">
            <text:p>4119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3886">
            <text:p>3886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891">
            <text:p>3891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3859">
            <text:p>3859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3731">
            <text:p>3731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093">
            <text:p>4093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088">
            <text:p>4088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290">
            <text:p>4290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235">
            <text:p>4235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011">
            <text:p>4011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188">
            <text:p>4188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045">
            <text:p>4045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832">
            <text:p>3832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984">
            <text:p>3984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775">
            <text:p>3775</text:p>
          </table:table-cell>
          <table:table-cell/>
        </table:table-row>
        <table:table-row table:style-name="ro3">
          <table:table-cell table:number-columns-repeated="2" office:value-type="float" office:value="9">
            <text:p>9</text:p>
          </table:table-cell>
          <table:table-cell office:value-type="float" office:value="3828">
            <text:p>3828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849">
            <text:p>3849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820">
            <text:p>3820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665">
            <text:p>3665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934">
            <text:p>3934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3980">
            <text:p>3980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3939">
            <text:p>3939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917">
            <text:p>3917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3888">
            <text:p>3888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868">
            <text:p>3868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3792">
            <text:p>3792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3889">
            <text:p>3889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993">
            <text:p>3993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037">
            <text:p>4037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3849">
            <text:p>3849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3858">
            <text:p>3858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3750">
            <text:p>3750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3820">
            <text:p>3820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3868">
            <text:p>3868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3885">
            <text:p>3885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3970">
            <text:p>3970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3910">
            <text:p>3910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978">
            <text:p>3978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933">
            <text:p>3933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100">
            <text:p>4100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142">
            <text:p>4142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958">
            <text:p>3958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023">
            <text:p>4023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973">
            <text:p>3973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833">
            <text:p>3833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927">
            <text:p>3927</text:p>
          </table:table-cell>
          <table:table-cell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3910">
            <text:p>3910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007">
            <text:p>4007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957">
            <text:p>3957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024">
            <text:p>4024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003">
            <text:p>4003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785">
            <text:p>3785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860">
            <text:p>3860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942">
            <text:p>3942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3834">
            <text:p>3834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3914">
            <text:p>3914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025">
            <text:p>4025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804">
            <text:p>3804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3748">
            <text:p>3748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3683">
            <text:p>3683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841">
            <text:p>3841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898">
            <text:p>3898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851">
            <text:p>3851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3985">
            <text:p>3985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822">
            <text:p>3822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717">
            <text:p>3717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844">
            <text:p>3844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4197">
            <text:p>4197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088">
            <text:p>4088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937">
            <text:p>3937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929">
            <text:p>3929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775">
            <text:p>3775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790">
            <text:p>3790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686">
            <text:p>3686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720">
            <text:p>3720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93">
            <text:p>3793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826">
            <text:p>3826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108">
            <text:p>4108</text:p>
          </table:table-cell>
          <table:table-cell/>
        </table:table-row>
        <table:table-row table:style-name="ro3">
          <table:table-cell table:number-columns-repeated="2" office:value-type="float" office:value="11">
            <text:p>11</text:p>
          </table:table-cell>
          <table:table-cell office:value-type="float" office:value="3896">
            <text:p>3896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798">
            <text:p>3798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694">
            <text:p>3694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708">
            <text:p>3708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753">
            <text:p>3753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79">
            <text:p>3779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3760">
            <text:p>3760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3675">
            <text:p>3675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3688">
            <text:p>3688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766">
            <text:p>3766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3950">
            <text:p>3950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3875">
            <text:p>3875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3968">
            <text:p>3968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816">
            <text:p>3816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3648">
            <text:p>3648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3811">
            <text:p>3811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3718">
            <text:p>3718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3476">
            <text:p>3476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3422">
            <text:p>3422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535">
            <text:p>3535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710">
            <text:p>3710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768">
            <text:p>3768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584">
            <text:p>3584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711">
            <text:p>3711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94">
            <text:p>3694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759">
            <text:p>3759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752">
            <text:p>3752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808">
            <text:p>3808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640">
            <text:p>3640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750">
            <text:p>3750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609">
            <text:p>3609</text:p>
          </table:table-cell>
          <table:table-cell/>
        </table:table-row>
        <table:table-row table:style-name="ro3">
          <table:table-cell table:number-columns-repeated="2" office:value-type="float" office:value="12">
            <text:p>12</text:p>
          </table:table-cell>
          <table:table-cell office:value-type="float" office:value="3594">
            <text:p>3594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3691">
            <text:p>3691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810">
            <text:p>3810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796">
            <text:p>3796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655">
            <text:p>3655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676">
            <text:p>3676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801">
            <text:p>3801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796">
            <text:p>3796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985">
            <text:p>3985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4208">
            <text:p>4208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4198">
            <text:p>4198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4340">
            <text:p>4340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4248">
            <text:p>4248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930">
            <text:p>2930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150">
            <text:p>3150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3129">
            <text:p>3129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3111">
            <text:p>3111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3066">
            <text:p>3066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3131">
            <text:p>3131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3444">
            <text:p>34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4:24:22.617093182</meta:creation-date>
    <dc:date>2015-05-18T14:29:37</dc:date>
    <meta:editing-duration>PT2H48M50S</meta:editing-duration>
    <meta:editing-cycles>6</meta:editing-cycles>
    <meta:generator>LibreOffice/3.5$Linux_X86_64 LibreOffice_project/350m1$Build-2</meta:generator>
    <dc:creator>Łukasz Opioła</dc:creator>
    <meta:document-statistic meta:table-count="1" meta:cell-count="121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 chart:label-position="avoid-overlap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34cm" svg:y="2.707cm" style:legend-expansion="high" chart:style-name="ch2"/>
        <chart:plot-area chart:style-name="ch3" table:cell-range-address="Sheet1.A2:Sheet1.C8" chart:data-source-has-labels="column" svg:x="0.32cm" svg:y="0.675cm" svg:width="12.7cm" svg:height="8.145cm" dr3d:vrp="(0 0 87591.2408759124)" dr3d:projection="parallel" dr3d:distance="4.2cm" dr3d:focal-length="8cm" dr3d:shadow-slant="0" dr3d:shade-mode="flat" dr3d:ambient-color="#cccccc" dr3d:lighting-mode="true">
          <chartooo:coordinate-region svg:x="2.881cm" svg:y="0.909cm" svg:width="7.562cm" svg:height="7.562cm"/>
          <dr3d:light dr3d:diffuse-color="#808080" dr3d:direction="(0 0 1)" dr3d:enabled="false" dr3d:specular="true"/>
          <dr3d:light dr3d:diffuse-color="#333333" dr3d:direction="(0 -0.0330127018922192 0.94282032302755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2:Sheet1.B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Sheet1.C2:Sheet1.C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2:Sheet1.A8</svg:desc>
                </draw:g>
              </table:table-cell>
              <table:table-cell office:value-type="float" office:value="210261">
                <text:p>210261</text:p>
                <draw:g>
                  <svg:desc>Sheet1.B2:Sheet1.B8</svg:desc>
                </draw:g>
              </table:table-cell>
              <table:table-cell office:value-type="float" office:value="NaN">
                <text:p>NaN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poniedziałek</text:p>
              </table:table-cell>
              <table:table-cell office:value-type="float" office:value="161243">
                <text:p>161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torek</text:p>
              </table:table-cell>
              <table:table-cell office:value-type="float" office:value="156745">
                <text:p>156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środa</text:p>
              </table:table-cell>
              <table:table-cell office:value-type="float" office:value="162308">
                <text:p>162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zwartek</text:p>
              </table:table-cell>
              <table:table-cell office:value-type="float" office:value="173112">
                <text:p>173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ątek</text:p>
              </table:table-cell>
              <table:table-cell office:value-type="float" office:value="216497">
                <text:p>216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252667">
                <text:p>252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32CA8AE9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58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>
        <chart:symbol-image xlink:href="Pictures/2000000A000000DD000000DD32CA8AE9.svm" xlink:type="simple" xlink:actuate="onLoad"/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3.62cm" svg:y="0.265cm" chart:style-name="ch2">
          <text:p>Liczba wypadków w latach, Wielka Brytania</text:p>
        </chart:title>
        <chart:plot-area chart:style-name="ch3" table:cell-range-address="Sheet1.A11:Sheet1.B45" chart:data-source-has-labels="column" svg:x="0.769cm" svg:y="1.635cm" svg:width="14.591cm" svg:height="6.77cm">
          <chartooo:coordinate-region svg:x="1.946cm" svg:y="1.834cm" svg:width="13.414cm" svg:height="5.481cm"/>
          <chart:axis chart:dimension="x" chart:name="primary-x" chart:style-name="ch4" chartooo:axis-type="auto">
            <chartooo:date-scale/>
            <chart:categories table:cell-range-address="Sheet1.A11:Sheet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B45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1979">
                <text:p>1980</text:p>
                <draw:g>
                  <svg:desc>Sheet1.A11:Sheet1.A45</svg:desc>
                </draw:g>
              </table:table-cell>
              <table:table-cell office:value-type="float" office:value="49967">
                <text:p>49967</text:p>
                <draw:g>
                  <svg:desc>Sheet1.B11:Sheet1.B45</svg:desc>
                </draw:g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49686">
                <text:p>49686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48214">
                <text:p>48214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42712">
                <text:p>42712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41208">
                <text:p>4120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42874">
                <text:p>42874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43661">
                <text:p>43661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5634">
                <text:p>45634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45781">
                <text:p>45781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46426">
                <text:p>46426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45324">
                <text:p>45324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4251">
                <text:p>44251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40771">
                <text:p>40771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38503">
                <text:p>38503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38968">
                <text:p>38968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39258">
                <text:p>39258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40171">
                <text:p>40171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40433">
                <text:p>40433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40270">
                <text:p>40270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39904">
                <text:p>39904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39932">
                <text:p>3993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0285">
                <text:p>40285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40734">
                <text:p>40734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41268">
                <text:p>41268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41313">
                <text:p>41313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41062">
                <text:p>41062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41841">
                <text:p>41841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41211">
                <text:p>4121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39758">
                <text:p>39758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31454">
                <text:p>31454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2396">
                <text:p>32396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31434">
                <text:p>314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91cm" svg:y="0.316cm" chart:style-name="ch2">
          <text:p>Liczba wypadków w miesiącach, USA + GB</text:p>
        </chart:title>
        <chart:plot-area chart:style-name="ch3" table:cell-range-address="Sheet1.A48:Sheet1.B59" chart:data-source-has-labels="column" svg:x="0.77cm" svg:y="1.635cm" svg:width="14.59cm" svg:height="6.765cm">
          <chartooo:coordinate-region svg:x="2.132cm" svg:y="1.835cm" svg:width="13.111cm" svg:height="5.52cm"/>
          <chart:axis chart:dimension="x" chart:name="primary-x" chart:style-name="ch4" chartooo:axis-type="auto">
            <chartooo:date-scale/>
            <chart:categories table:cell-range-address="Sheet1.A48:Sheet1.A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8:Sheet1.B59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Sheet1.A48:Sheet1.A59</svg:desc>
                </draw:g>
              </table:table-cell>
              <table:table-cell office:value-type="float" office:value="95419">
                <text:p>95419</text:p>
                <draw:g>
                  <svg:desc>Sheet1.B48:Sheet1.B59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87343">
                <text:p>87343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100568">
                <text:p>100568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103315">
                <text:p>103315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113997">
                <text:p>113997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116858">
                <text:p>116858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123144">
                <text:p>123144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126070">
                <text:p>126070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117669">
                <text:p>117669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121518">
                <text:p>121518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113388">
                <text:p>113388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113544">
                <text:p>1135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32CA8AE9.svm" xlink:type="simple" xlink:actuate="onLoad"/>
      </style:chart-properties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>
        <chart:symbol-image xlink:href="Pictures/2000000A000000DD000000DD32CA8AE9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022cm" svg:y="0.236cm" chart:style-name="ch2">
          <text:p>Liczba wypadków na przestrzeni roku, USA + GB</text:p>
        </chart:title>
        <chart:plot-area chart:style-name="ch3" table:cell-range-address="Sheet1.C61:Sheet1.C427" svg:x="0.769cm" svg:y="1.635cm" svg:width="14.591cm" svg:height="6.77cm">
          <chartooo:coordinate-region svg:x="1.761cm" svg:y="1.834cm" svg:width="13.599cm" svg:height="6.3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1:Sheet1.C427" chart:class="chart:line">
            <chart:data-point chart:repeated="3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61:Sheet1.C4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49">
                <text:p>4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14">
                <text:p>34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87">
                <text:p>37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77">
                <text:p>36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5">
                <text:p>35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79">
                <text:p>44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84">
                <text:p>48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184">
                <text:p>41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79">
                <text:p>40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177">
                <text:p>41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19">
                <text:p>41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35">
                <text:p>42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85">
                <text:p>37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59">
                <text:p>37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752">
                <text:p>37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09">
                <text:p>36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444">
                <text:p>34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